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f0f6e" officeooo:paragraph-rsid="000f0f6e"/>
    </style:style>
    <style:style style:name="P2" style:family="paragraph" style:parent-style-name="Standard">
      <style:text-properties officeooo:rsid="000f0f6e" officeooo:paragraph-rsid="000f0f6e"/>
    </style:style>
    <style:style style:name="P3" style:family="paragraph" style:parent-style-name="Standard">
      <style:text-properties officeooo:rsid="0012e694" officeooo:paragraph-rsid="0012e694"/>
    </style:style>
    <style:style style:name="P4" style:family="paragraph" style:parent-style-name="Standard">
      <style:text-properties fo:font-weight="normal" officeooo:rsid="0012e694" officeooo:paragraph-rsid="0012e694" style:font-weight-asian="normal" style:font-weight-complex="normal"/>
    </style:style>
    <style:style style:name="P5" style:family="paragraph" style:parent-style-name="Standard">
      <style:text-properties fo:font-weight="normal" officeooo:rsid="0014f5d4" officeooo:paragraph-rsid="0014f5d4" style:font-weight-asian="normal" style:font-weight-complex="normal"/>
    </style:style>
    <style:style style:name="P6" style:family="paragraph" style:parent-style-name="Standard">
      <style:text-properties fo:font-weight="normal" officeooo:rsid="00151554" officeooo:paragraph-rsid="00151554" style:font-weight-asian="normal" style:font-weight-complex="normal"/>
    </style:style>
    <style:style style:name="P7" style:family="paragraph" style:parent-style-name="Standard">
      <style:text-properties fo:font-weight="normal" officeooo:rsid="0016410b" officeooo:paragraph-rsid="0016410b" style:font-weight-asian="normal" style:font-weight-complex="normal"/>
    </style:style>
    <style:style style:name="P8" style:family="paragraph" style:parent-style-name="Standard">
      <style:text-properties fo:font-weight="normal" officeooo:rsid="001644fd" officeooo:paragraph-rsid="001644fd" style:font-weight-asian="normal" style:font-weight-complex="normal"/>
    </style:style>
    <style:style style:name="P9" style:family="paragraph" style:parent-style-name="Standard">
      <style:text-properties fo:font-weight="normal" officeooo:rsid="00165296" officeooo:paragraph-rsid="00165296" style:font-weight-asian="normal" style:font-weight-complex="normal"/>
    </style:style>
    <style:style style:name="P10" style:family="paragraph" style:parent-style-name="Standard">
      <style:text-properties fo:font-weight="normal" officeooo:rsid="00186270" officeooo:paragraph-rsid="00186270" style:font-weight-asian="normal" style:font-weight-complex="normal"/>
    </style:style>
    <style:style style:name="P11" style:family="paragraph" style:parent-style-name="Standard">
      <style:text-properties fo:font-weight="normal" officeooo:rsid="00186270" officeooo:paragraph-rsid="0019d2d4" style:font-weight-asian="normal" style:font-weight-complex="normal"/>
    </style:style>
    <style:style style:name="P12" style:family="paragraph" style:parent-style-name="Standard">
      <style:text-properties fo:font-weight="normal" officeooo:rsid="00186270" officeooo:paragraph-rsid="0023891d" style:font-weight-asian="normal" style:font-weight-complex="normal"/>
    </style:style>
    <style:style style:name="P13" style:family="paragraph" style:parent-style-name="Standard">
      <style:text-properties fo:font-weight="normal" officeooo:rsid="0019d2d4" officeooo:paragraph-rsid="0019d2d4" style:font-weight-asian="normal" style:font-weight-complex="normal"/>
    </style:style>
    <style:style style:name="P14" style:family="paragraph" style:parent-style-name="Standard">
      <style:text-properties fo:font-weight="normal" officeooo:rsid="001e0890" officeooo:paragraph-rsid="001e0890" style:font-weight-asian="normal" style:font-weight-complex="normal"/>
    </style:style>
    <style:style style:name="P15" style:family="paragraph" style:parent-style-name="Standard">
      <style:text-properties fo:font-weight="normal" officeooo:rsid="001e0890" officeooo:paragraph-rsid="001effde" style:font-weight-asian="normal" style:font-weight-complex="normal"/>
    </style:style>
    <style:style style:name="P16" style:family="paragraph" style:parent-style-name="Standard">
      <style:text-properties fo:font-weight="normal" officeooo:rsid="001effde" officeooo:paragraph-rsid="001effde" style:font-weight-asian="normal" style:font-weight-complex="normal"/>
    </style:style>
    <style:style style:name="P17" style:family="paragraph" style:parent-style-name="Standard">
      <style:text-properties fo:font-weight="normal" officeooo:rsid="00204674" officeooo:paragraph-rsid="00204674" style:font-weight-asian="normal" style:font-weight-complex="normal"/>
    </style:style>
    <style:style style:name="P18" style:family="paragraph" style:parent-style-name="Standard">
      <style:text-properties fo:font-weight="normal" officeooo:rsid="0023891d" officeooo:paragraph-rsid="0023891d" style:font-weight-asian="normal" style:font-weight-complex="normal"/>
    </style:style>
    <style:style style:name="P19" style:family="paragraph" style:parent-style-name="Standard">
      <style:text-properties fo:font-weight="normal" officeooo:rsid="0023891d" officeooo:paragraph-rsid="002558a6" style:font-weight-asian="normal" style:font-weight-complex="normal"/>
    </style:style>
    <style:style style:name="P20" style:family="paragraph" style:parent-style-name="Standard">
      <style:text-properties fo:font-weight="normal" officeooo:rsid="002558a6" officeooo:paragraph-rsid="002558a6" style:font-weight-asian="normal" style:font-weight-complex="normal"/>
    </style:style>
    <style:style style:name="P21" style:family="paragraph" style:parent-style-name="Standard">
      <style:text-properties fo:font-weight="normal" officeooo:rsid="002ab2f5" officeooo:paragraph-rsid="002ab2f5" style:font-weight-asian="normal" style:font-weight-complex="normal"/>
    </style:style>
    <style:style style:name="P22" style:family="paragraph" style:parent-style-name="Standard">
      <style:text-properties fo:font-weight="normal" officeooo:rsid="002b63fc" officeooo:paragraph-rsid="002b63fc" style:font-weight-asian="normal" style:font-weight-complex="normal"/>
    </style:style>
    <style:style style:name="P23" style:family="paragraph" style:parent-style-name="Standard">
      <style:text-properties style:text-underline-style="solid" style:text-underline-width="auto" style:text-underline-color="font-color" fo:font-weight="bold" officeooo:rsid="000f0f6e" officeooo:paragraph-rsid="000f0f6e" style:font-weight-asian="bold" style:font-weight-complex="bold"/>
    </style:style>
    <style:style style:name="P24" style:family="paragraph" style:parent-style-name="Standard">
      <style:text-properties fo:font-style="normal" style:text-underline-style="none" fo:font-weight="normal" officeooo:rsid="00186270" officeooo:paragraph-rsid="002b63fc"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2b63fc" officeooo:paragraph-rsid="002c0ccd"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02c0ccd" officeooo:paragraph-rsid="002c0ccd"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02dd4c2" officeooo:paragraph-rsid="002dd4c2"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02ec4a5" officeooo:paragraph-rsid="002ec4a5" style:font-style-asian="normal" style:font-weight-asian="normal" style:font-style-complex="normal" style:font-weight-complex="normal"/>
    </style:style>
    <style:style style:name="P29" style:family="paragraph" style:parent-style-name="Standard">
      <style:paragraph-properties fo:break-before="page"/>
      <style:text-properties style:text-underline-style="solid" style:text-underline-width="auto" style:text-underline-color="font-color" officeooo:rsid="0012e694" officeooo:paragraph-rsid="0012e694"/>
    </style:style>
    <style:style style:name="P30" style:family="paragraph" style:parent-style-name="Standard">
      <style:paragraph-properties fo:break-before="page"/>
      <style:text-properties fo:font-style="normal" style:text-underline-style="solid" style:text-underline-width="auto" style:text-underline-color="font-color" fo:font-weight="normal" officeooo:rsid="00186270" officeooo:paragraph-rsid="00186270" style:font-style-asian="normal" style:font-weight-asian="normal" style:font-style-complex="normal" style:font-weight-complex="normal"/>
    </style:style>
    <style:style style:name="P31" style:family="paragraph" style:parent-style-name="Standard">
      <style:paragraph-properties fo:break-before="page"/>
      <style:text-properties fo:font-style="normal" style:text-underline-style="solid" style:text-underline-width="auto" style:text-underline-color="font-color" fo:font-weight="normal" officeooo:rsid="00186270" officeooo:paragraph-rsid="0023891d" style:font-style-asian="normal" style:font-weight-asian="normal" style:font-style-complex="normal" style:font-weight-complex="normal"/>
    </style:style>
    <style:style style:name="P32" style:family="paragraph" style:parent-style-name="Standard">
      <style:paragraph-properties fo:break-before="page"/>
      <style:text-properties fo:font-style="normal" style:text-underline-style="solid" style:text-underline-width="auto" style:text-underline-color="font-color" fo:font-weight="normal" officeooo:rsid="00186270" officeooo:paragraph-rsid="002b63fc" style:font-style-asian="normal" style:font-weight-asian="normal" style:font-style-complex="normal" style:font-weight-complex="normal"/>
    </style:style>
    <style:style style:name="P33" style:family="paragraph" style:parent-style-name="Header">
      <style:paragraph-properties fo:text-align="center" style:justify-single-word="false"/>
      <style:text-properties fo:font-size="16pt" fo:font-style="italic" fo:font-weight="bold" officeooo:rsid="000f0f6e" officeooo:paragraph-rsid="000f0f6e" style:font-size-asian="16pt" style:font-style-asian="italic" style:font-weight-asian="bold" style:font-size-complex="16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1e0890" style:font-weight-asian="normal" style:font-weight-complex="normal"/>
    </style:style>
    <style:style style:name="T3" style:family="text">
      <style:text-properties officeooo:rsid="0010ef83"/>
    </style:style>
    <style:style style:name="T4" style:family="text">
      <style:text-properties fo:font-weight="bold" style:font-weight-asian="bold" style:font-weight-complex="bold"/>
    </style:style>
    <style:style style:name="T5" style:family="text">
      <style:text-properties officeooo:rsid="0013257a"/>
    </style:style>
    <style:style style:name="T6" style:family="text">
      <style:text-properties officeooo:rsid="0014f5d4"/>
    </style:style>
    <style:style style:name="T7" style:family="text">
      <style:text-properties officeooo:rsid="00151554"/>
    </style:style>
    <style:style style:name="T8" style:family="text">
      <style:text-properties officeooo:rsid="00160a54"/>
    </style:style>
    <style:style style:name="T9" style:family="text">
      <style:text-properties fo:font-style="italic" style:font-style-asian="italic" style:font-style-complex="italic"/>
    </style:style>
    <style:style style:name="T10" style:family="text">
      <style:text-properties fo:font-style="italic" officeooo:rsid="00160a54" style:font-style-asian="italic" style:font-style-complex="italic"/>
    </style:style>
    <style:style style:name="T11" style:family="text">
      <style:text-properties fo:font-style="italic" officeooo:rsid="0013257a" style:font-style-asian="italic" style:font-style-complex="italic"/>
    </style:style>
    <style:style style:name="T12" style:family="text">
      <style:text-properties fo:font-style="italic" officeooo:rsid="0055f40f" style:font-style-asian="italic" style:font-style-complex="italic"/>
    </style:style>
    <style:style style:name="T13" style:family="text">
      <style:text-properties fo:font-style="italic" officeooo:rsid="006d7567" style:font-style-asian="italic" style:font-style-complex="italic"/>
    </style:style>
    <style:style style:name="T14" style:family="text">
      <style:text-properties officeooo:rsid="00178b76"/>
    </style:style>
    <style:style style:name="T15" style:family="text">
      <style:text-properties officeooo:rsid="0019d2d4"/>
    </style:style>
    <style:style style:name="T16" style:family="text">
      <style:text-properties officeooo:rsid="001b987d"/>
    </style:style>
    <style:style style:name="T17" style:family="text">
      <style:text-properties officeooo:rsid="001ccaef"/>
    </style:style>
    <style:style style:name="T18" style:family="text">
      <style:text-properties officeooo:rsid="001d122c"/>
    </style:style>
    <style:style style:name="T19" style:family="text">
      <style:text-properties officeooo:rsid="001effde"/>
    </style:style>
    <style:style style:name="T20" style:family="text">
      <style:text-properties officeooo:rsid="00201073"/>
    </style:style>
    <style:style style:name="T21" style:family="text">
      <style:text-properties officeooo:rsid="00231860"/>
    </style:style>
    <style:style style:name="T22" style:family="text">
      <style:text-properties officeooo:rsid="0023891d"/>
    </style:style>
    <style:style style:name="T23" style:family="text">
      <style:text-properties officeooo:rsid="002558a6"/>
    </style:style>
    <style:style style:name="T24" style:family="text">
      <style:text-properties officeooo:rsid="0026c4f9"/>
    </style:style>
    <style:style style:name="T25" style:family="text">
      <style:text-properties officeooo:rsid="00270874"/>
    </style:style>
    <style:style style:name="T26" style:family="text">
      <style:text-properties officeooo:rsid="0028d33d"/>
    </style:style>
    <style:style style:name="T27" style:family="text">
      <style:text-properties officeooo:rsid="002ab2f5"/>
    </style:style>
    <style:style style:name="T28" style:family="text">
      <style:text-properties officeooo:rsid="002b63fc"/>
    </style:style>
    <style:style style:name="T29" style:family="text">
      <style:text-properties officeooo:rsid="002c0ccd"/>
    </style:style>
    <style:style style:name="T30" style:family="text">
      <style:text-properties officeooo:rsid="002ec4a5"/>
    </style:style>
    <style:style style:name="T31" style:family="text">
      <style:text-properties officeooo:rsid="002fbcdf"/>
    </style:style>
    <style:style style:name="T32" style:family="text">
      <style:text-properties officeooo:rsid="0030ec01"/>
    </style:style>
    <style:style style:name="T33" style:family="text">
      <style:text-properties officeooo:rsid="00326caf"/>
    </style:style>
    <style:style style:name="T34" style:family="text">
      <style:text-properties officeooo:rsid="0034a9e6"/>
    </style:style>
    <style:style style:name="T35" style:family="text">
      <style:text-properties officeooo:rsid="003619d7"/>
    </style:style>
    <style:style style:name="T36" style:family="text">
      <style:text-properties officeooo:rsid="003a4413"/>
    </style:style>
    <style:style style:name="T37" style:family="text">
      <style:text-properties officeooo:rsid="003bffa4"/>
    </style:style>
    <style:style style:name="T38" style:family="text">
      <style:text-properties officeooo:rsid="003d5398"/>
    </style:style>
    <style:style style:name="T39" style:family="text">
      <style:text-properties officeooo:rsid="003f7d56"/>
    </style:style>
    <style:style style:name="T40" style:family="text">
      <style:text-properties officeooo:rsid="0041d586"/>
    </style:style>
    <style:style style:name="T41" style:family="text">
      <style:text-properties officeooo:rsid="00422f38"/>
    </style:style>
    <style:style style:name="T42" style:family="text">
      <style:text-properties officeooo:rsid="00430385"/>
    </style:style>
    <style:style style:name="T43" style:family="text">
      <style:text-properties officeooo:rsid="0043a2d0"/>
    </style:style>
    <style:style style:name="T44" style:family="text">
      <style:text-properties officeooo:rsid="00471f28"/>
    </style:style>
    <style:style style:name="T45" style:family="text">
      <style:text-properties officeooo:rsid="0048a29c"/>
    </style:style>
    <style:style style:name="T46" style:family="text">
      <style:text-properties officeooo:rsid="0049459c"/>
    </style:style>
    <style:style style:name="T47" style:family="text">
      <style:text-properties officeooo:rsid="004a9dab"/>
    </style:style>
    <style:style style:name="T48" style:family="text">
      <style:text-properties officeooo:rsid="004b9387"/>
    </style:style>
    <style:style style:name="T49" style:family="text">
      <style:text-properties officeooo:rsid="004d7943"/>
    </style:style>
    <style:style style:name="T50" style:family="text">
      <style:text-properties officeooo:rsid="004fc47b"/>
    </style:style>
    <style:style style:name="T51" style:family="text">
      <style:text-properties officeooo:rsid="0051ab7e"/>
    </style:style>
    <style:style style:name="T52" style:family="text">
      <style:text-properties officeooo:rsid="00529c26"/>
    </style:style>
    <style:style style:name="T53" style:family="text">
      <style:text-properties officeooo:rsid="0055f40f"/>
    </style:style>
    <style:style style:name="T54" style:family="text">
      <style:text-properties officeooo:rsid="0057569e"/>
    </style:style>
    <style:style style:name="T55" style:family="text">
      <style:text-properties officeooo:rsid="00583c0d"/>
    </style:style>
    <style:style style:name="T56" style:family="text">
      <style:text-properties officeooo:rsid="0059b162"/>
    </style:style>
    <style:style style:name="T57" style:family="text">
      <style:text-properties officeooo:rsid="005a348a"/>
    </style:style>
    <style:style style:name="T58" style:family="text">
      <style:text-properties officeooo:rsid="005b0447"/>
    </style:style>
    <style:style style:name="T59" style:family="text">
      <style:text-properties officeooo:rsid="005c6dbc"/>
    </style:style>
    <style:style style:name="T60" style:family="text">
      <style:text-properties officeooo:rsid="005d717b"/>
    </style:style>
    <style:style style:name="T61" style:family="text">
      <style:text-properties officeooo:rsid="005f5956"/>
    </style:style>
    <style:style style:name="T62" style:family="text">
      <style:text-properties fo:font-style="normal" style:font-style-asian="normal" style:font-style-complex="normal"/>
    </style:style>
    <style:style style:name="T63" style:family="text">
      <style:text-properties fo:font-style="normal" officeooo:rsid="005fcde4" style:font-style-asian="normal" style:font-style-complex="normal"/>
    </style:style>
    <style:style style:name="T64" style:family="text">
      <style:text-properties officeooo:rsid="00612e5d"/>
    </style:style>
    <style:style style:name="T65" style:family="text">
      <style:text-properties officeooo:rsid="0062f952"/>
    </style:style>
    <style:style style:name="T66" style:family="text">
      <style:text-properties officeooo:rsid="0063c322"/>
    </style:style>
    <style:style style:name="T67" style:family="text">
      <style:text-properties officeooo:rsid="006522f8"/>
    </style:style>
    <style:style style:name="T68" style:family="text">
      <style:text-properties officeooo:rsid="0067fdd9"/>
    </style:style>
    <style:style style:name="T69" style:family="text">
      <style:text-properties officeooo:rsid="0068dad4"/>
    </style:style>
    <style:style style:name="T70" style:family="text">
      <style:text-properties officeooo:rsid="0069a404"/>
    </style:style>
    <style:style style:name="T71" style:family="text">
      <style:text-properties officeooo:rsid="006af154"/>
    </style:style>
    <style:style style:name="T72" style:family="text">
      <style:text-properties officeooo:rsid="006cf55b"/>
    </style:style>
    <style:style style:name="T73" style:family="text">
      <style:text-properties officeooo:rsid="006d7567"/>
    </style:style>
    <style:style style:name="T74" style:family="text">
      <style:text-properties officeooo:rsid="006db38b"/>
    </style:style>
    <style:style style:name="T75" style:family="text">
      <style:text-properties officeooo:rsid="006f2460"/>
    </style:style>
    <style:style style:name="T76" style:family="text">
      <style:text-properties officeooo:rsid="007248ab"/>
    </style:style>
    <style:style style:name="T77" style:family="text">
      <style:text-properties officeooo:rsid="007340df"/>
    </style:style>
    <style:style style:name="T78" style:family="text">
      <style:text-properties officeooo:rsid="00749686"/>
    </style:style>
    <style:style style:name="T79" style:family="text">
      <style:text-properties officeooo:rsid="00765ccc"/>
    </style:style>
    <style:style style:name="T80" style:family="text">
      <style:text-properties officeooo:rsid="0077e360"/>
    </style:style>
    <style:style style:name="T81" style:family="text">
      <style:text-properties officeooo:rsid="007851ef"/>
    </style:style>
    <style:style style:name="T82" style:family="text">
      <style:text-properties officeooo:rsid="007a1b36"/>
    </style:style>
    <style:style style:name="T83" style:family="text">
      <style:text-properties officeooo:rsid="007d3204"/>
    </style:style>
    <style:style style:name="T84" style:family="text">
      <style:text-properties officeooo:rsid="007da21b"/>
    </style:style>
    <style:style style:name="T85" style:family="text">
      <style:text-properties officeooo:rsid="007ea1ce"/>
    </style:style>
    <style:style style:name="T86" style:family="text">
      <style:text-properties officeooo:rsid="007fd662"/>
    </style:style>
    <style:style style:name="T87" style:family="text">
      <style:text-properties officeooo:rsid="0081945f"/>
    </style:style>
    <style:style style:name="T88" style:family="text">
      <style:text-properties officeooo:rsid="00825acf"/>
    </style:style>
    <style:style style:name="T89" style:family="text">
      <style:text-properties officeooo:rsid="00854e09"/>
    </style:style>
    <style:style style:name="T90" style:family="text">
      <style:text-properties officeooo:rsid="0088bfc1"/>
    </style:style>
    <style:style style:name="T91" style:family="text">
      <style:text-properties officeooo:rsid="008a879f"/>
    </style:style>
    <style:style style:name="T92" style:family="text">
      <style:text-properties officeooo:rsid="008acf03"/>
    </style:style>
    <style:style style:name="T93" style:family="text">
      <style:text-properties officeooo:rsid="008cbec9"/>
    </style:style>
    <style:style style:name="T94" style:family="text">
      <style:text-properties officeooo:rsid="008cfa61"/>
    </style:style>
    <style:style style:name="T95" style:family="text">
      <style:text-properties officeooo:rsid="008dd4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Notes on </text:span>The Book of Heliodamus</text:p>
      <text:p text:style-name="P1"/>
      <text:p text:style-name="P1">The <text:span text:style-name="T9">Book of Heliodamus</text:span> is the foundational text of the Helioptic belief system. <text:s/>Although parts of it are used in Helioptic liturgy and ceremony, the book itself is said to be "occluded", available only in part to "registered" leaders, and <text:span text:style-name="T31">it </text:span>will be revealed in full only in "the time of the Day Star", whatever that means.</text:p>
      <text:p text:style-name="P1"/>
      <text:p text:style-name="P1">From what is know<text:span text:style-name="T32">n</text:span>, the te<text:span text:style-name="T32">x</text:span>t is largely anti-sentient, mysogynistic, partriarchal and pro-slavery in tone. It promotes both ideological and religious persecution, and calls for a variety of penalties up to and including murdering of apostates, idolators, atheists, and <text:span text:style-name="T33">"</text:span>all <text:span text:style-name="T32">the vile </text:span>creatures of the night", <text:span text:style-name="T33">by which they clearly mean any "impure", that is, not wholly-human, sentient mix</text:span>. </text:p>
      <text:p text:style-name="P1"/>
      <text:p text:style-name="P1"><text:span text:style-name="T34">Though it has </text:span>admonitions against killing fellow Heliops, it offers a wide variety of capital offenses for "non-believers", <text:span text:style-name="T34">"traitors",</text:span> women and non-human or mixed sentients. </text:p>
      <text:p text:style-name="P1"/>
      <text:p text:style-name="P1"><text:span text:style-name="T35">A</text:span>n element of rebel ideology <text:span text:style-name="T35">can be discerned </text:span>in the texts, with sections depicting a struggle of the "righteous" against a "dark time" characterized by warlordism and horrifically destructive warfare and "abominations against nature", the latter described mainly in terms of various ecological and biological catastrophes. </text:p>
      <text:p text:style-name="P1"/>
      <text:p text:style-name="P1">The texts also allude to, but do not specify, a set of religious belief systems that could be understood, in a general sense, to be precursor forms of monotheism, all of which were "corrected" by locating the "home" of a centralized/universalized godhead in the "Day Star", that is, in the "Sun" at the center of the planet's solar system. </text:p>
      <text:p text:style-name="P1"/>
      <text:p text:style-name="P1">From a behavioral perspective, the texts focus on submission to the Helioiptic authorities as the "registered" agents of the Sun-God, <text:span text:style-name="T3">and emboldens those who "submit", in overt militant tones, as the "guardians of the world" and so forth. <text:s/>Although there is a millernarian tone to it, with some prophetic aspects regarding a "cleansing" and a "transition" to come, the Book does not explicitly offer the kind of after-life common to the "ancient" and "incorrect" monotheisms, vesting concepts of "the reward to come" instead in a much more communal, social and to some extent commercial vision of "a world to be" which is clearly understood to be a physical one.</text:span></text:p>
      <text:p text:style-name="P1"/>
      <text:p text:style-name="P1"/>
      <text:p text:style-name="P1"/>
      <text:p text:style-name="P1"/>
      <text:p text:style-name="P29">Notes on <text:span text:style-name="T4">Scarcity and Plenty</text:span></text:p>
      <text:p text:style-name="P3"><text:span text:style-name="T4"/></text:p>
      <text:p text:style-name="P4"><text:span text:style-name="T9">Scarcity and Plenty</text:span> is a voluminous tome on <text:span text:style-name="T6">philosophy, </text:span>economics, politics and history thought to have been written originally by a group of anonymous scholars from the Eastern Lands, some time after – <text:span text:style-name="T36">but not long, long after – </text:span>life <text:span text:style-name="T37">and society </text:span>had begun to re-emerge following the Great Catastrophe. </text:p>
      <text:p text:style-name="P4"/>
      <text:p text:style-name="P4">It has been translated, modified, tweaked and amended <text:span text:style-name="T38">many</text:span> times by <text:span text:style-name="T38">many</text:span> commentators since then. <text:s/>Parts of it have achieved a religious level of reverence among certain sects of animal liberationists and other <text:span text:style-name="T39">radical</text:span>s <text:span text:style-name="T39">and revolutionaries</text:span>. </text:p>
      <text:p text:style-name="P4"/>
      <text:p text:style-name="P4">A complex work dealing with a multitude of concepts, theories and minutae, it is sometimes said that "the whole is greater than the sum of its parts" by those trying to convey the overall message – as they interpret it – from this opus. </text:p>
      <text:p text:style-name="P4"/>
      <text:p text:style-name="P4">The enormity of the Catastrophe, the crises that engendered it, and those that followed it, is presented to the reader as a set of profound political tasks <text:span text:style-name="T6">whose undertaking</text:span> tend<text:span text:style-name="T6">s</text:span> to contradict the many forms of "intelligence" and "knowledge" <text:span text:style-name="T6">and "guidance"</text:span> put forward by <text:span text:style-name="T5">the most powerful and popular players in the post-catastrophic world. <text:s/>The stirring qualities of </text:span><text:span text:style-name="T11">Scarcity and Plenty</text:span><text:span text:style-name="T5"> have provoked and inspired activists and militants in a wide variety of milieus within the Saskan Lands including political actions ranging from the "deep reform" approach advocated by Beaverton's eager-beaver legal-eagles, to the revolutionary violence of some ALF gangs and Khahila tribes, to the kind of horizontal autonomy advocated by the independent herbalists of New Harvest.</text:span></text:p>
      <text:p text:style-name="P4"/>
      <text:p text:style-name="P5">It takes an attitude of firm resolve to even <text:span text:style-name="T40">begin to </text:span>address the enormities addressed in this work. From an analytical and, to some extent, philosophical perspective, it encourages the reader to examine questions by keeping in mind that "all things have 6 qualities plus a hole in the middle": inside, outside, touches, does-not-touch, before, after and "void". </text:p>
      <text:p text:style-name="P4"/>
      <text:p text:style-name="P5">On economics, it goes into quite a lot of detail about "useful things", how they are invented, produced, distributed, exchanged, used, and repaired. <text:s/><text:span text:style-name="T41">I</text:span>t gets into a fairly heavy analysis of what <text:span text:style-name="T42">it calls</text:span> "waste value", that is, how to distinguish what is "useless" in a thing from what is "useful" <text:span text:style-name="T43">in it</text:span>. <text:span text:style-name="T7">This includes developing an understanding multiple, long-term and once-removed effects as well as of immediate benefits and lacks. </text:span></text:p>
      <text:p text:style-name="P5"/>
      <text:p text:style-name="P6">Regarding currency-based exchange and "value" in the sense of "market value", the text goes to some lengths to demonstrate that the abstract monetization of things was <text:span text:style-name="T44">a major </text:span>contributor to the Catastrophe, and provides a (perhaps questionable) history of sentient societies that depicts how planet after planet was self-destroyed by civilizations who got "stuck" in <text:span text:style-name="T45">such</text:span> "vulgar" abstraction<text:span text:style-name="T45">s</text:span> of value.</text:p>
      <text:p text:style-name="P6"/>
      <text:p text:style-name="P6">It paints a dire picture of the events leading up to the Catastrophe and is equally critical of emerging phenomena since then which appear to be repeating the errors of the past. There is a lengthy section on starvation and winter that is considered <text:span text:style-name="T46">by many to be </text:span>the most poetic section of the work. It deals <text:span text:style-name="T47">at length</text:span> with the <text:span text:style-name="T48">millenia-in-the-making </text:span>symbiotic relationship between wolves and ravens, while also <text:soft-page-break/>calling out in rather grisly detail the near-genocide of the buffalo in large swathes of the Mantemar in pre-Catastrophic time, all leading to the conclusion that if an animal must die to feed another animal, then the entire murdered animal should be valued and used and not consumed only in part. <text:s/><text:span text:style-name="T8">It also strongly argues that advanced sentience in mixed species leads </text:span><text:span text:style-name="T10">naturally</text:span><text:span text:style-name="T8"> towards adopting a plant-based diet, but makes no ideological points </text:span><text:span text:style-name="T10">contra</text:span><text:span text:style-name="T8"> meat-eating </text:span><text:span text:style-name="T10">per se</text:span><text:span text:style-name="T8">.</text:span></text:p>
      <text:p text:style-name="P6"/>
      <text:p text:style-name="P7">The text makes a somewhat similar analysis of scientific discovery and technology, insisting that a correct "six-plus-none" analysis will always help to reveal the "livingness" in "dead things" – a term used to describe any constructed or manufactured object, <text:span text:style-name="T49">as opposed to objects created by nature or by natural or natural-like replication</text:span>. </text:p>
      <text:p text:style-name="P7"/>
      <text:p text:style-name="P7">An interesting point of departure is where the text looks into questions of being, time, subject, object, event, consciousness, <text:span text:style-name="T50">intelligence </text:span>and psychology. It <text:span text:style-name="T51">concludes by</text:span> denying the existence of a <text:span text:style-name="T52">coherent</text:span> "I" as a unified subject, insisting on the multiplicity <text:span text:style-name="T52">and contingency</text:span> <text:span text:style-name="T52">inherent in</text:span> individual person-hood<text:span text:style-name="T52">s</text:span> but, again, with a "void" at its center. This <text:span text:style-name="T53">r</text:span>iddle seems to imply that the "I" <text:span text:style-name="T9">does</text:span> exist, that it is not an "illusion", but that its existence is in the form of <text:span text:style-name="T53">a</text:span> <text:span text:style-name="T9">not-</text:span><text:span text:style-name="T12">any-of</text:span><text:span text:style-name="T9">-that</text:span>. <text:s/>It is the "other within". In this context, the text goes on to stress the importance of paying attention to dreams, to "idle" and "random" thoughts, and to music and other forms of "non-representational" thinking <text:span text:style-name="T54">and doing</text:span>. </text:p>
      <text:p text:style-name="P7"/>
      <text:p text:style-name="P8">Many who read the book, or sections of it, or <text:span text:style-name="T55">who simply </text:span>learn it<text:span text:style-name="T55">s main themes</text:span> for the first time, report a sense of wonderment when <text:span text:style-name="T56">afterwards </text:span>considering any kind of everyday object, as well as many of their own thoughts. <text:s/>Phrases like "I could see into it", "It came alive", "I could hear its life story" <text:span text:style-name="T56">or "I could hear its song"</text:span> are common. </text:p>
      <text:p text:style-name="P8"/>
      <text:p text:style-name="P8">In sharp contrast to Helioptic teachings, the reader is encouraged to spend time pondering the extreme deepness of space (and time), to assume that there are and have been uncountably many planets with <text:span text:style-name="T57">innumerable kinds of sentient </text:span>life-<text:span text:style-name="T57">forms</text:span> on them spinning around an ocean of stars, <text:span text:style-name="T58">likely in a multitude of universes</text:span>. It scoffs at theorists – who were evidently plentiful in the time of its original writing – who demeaned the "six-plus-void" as an overly complex analytical lens, countering that the "six-plus" is a gross <text:span text:style-name="T9">simplification</text:span> of the utterly "intertwingled" nature of all things. </text:p>
      <text:p text:style-name="P8"/>
      <text:p text:style-name="P9">Most editions of the <text:span text:style-name="T59">full </text:span>book run to six large volumes. <text:s/>There are numerous summaries, guides, and so on that try to get to the gist of its messages more quickly and in language more accessible to a wider audience. <text:s/>Teaching initiates to read <text:span text:style-name="T14">at all </text:span>is <text:span text:style-name="T60">often the</text:span> first step for many of the clubs, organizations, societies and tribes who admire it. <text:s/>Bringing them step-by-step towards a place where they can access the whole thing is typically a journey of many years, not to mention that – in the Saskan Lands – the book itself is considered heretical and, as with so many Helioptic rules, the penalty for engaging with it is death, <text:span text:style-name="T61">al</text:span>though the application of such punishments is <text:span text:style-name="T61">fairly </text:span>rare. </text:p>
      <text:p text:style-name="P9"/>
      <text:p text:style-name="P10">Many are first introduced to concepts from <text:span text:style-name="T9">Scarcity and Plenty</text:span><text:span text:style-name="T62">, </text:span><text:span text:style-name="T63">often unknowingly,</text:span> via bard songs constructed to convey its messages, sometimes via very simple kinds of gentle jokes made at the expense of those who put <text:span text:style-name="T64">too much </text:span>emphasis on accumulating <text:span text:style-name="T9">bits</text:span> (or other currency) rather than <text:span text:style-name="T64">on </text:span>engaging with what is truly useful, or simply by mocking wasteful <text:span text:style-name="T65">actions, thoughts and </text:span>behaviors. </text:p>
      <text:p text:style-name="P8"/>
      <text:p text:style-name="P30">Monoton's <text:span text:style-name="T95">thoughts </text:span>on <text:span text:style-name="T95">l</text:span>eaving the Bitami</text:p>
      <text:p text:style-name="P10"/>
      <text:p text:style-name="P11">Character – "Monoton", recruited in a "radical" and ideologically-intense Bitami outfit at a young age. <text:s/></text:p>
      <text:p text:style-name="P11"/>
      <text:p text:style-name="P11">Has recently decided to abandon his commitment to them, is lucky to have found a love-relationship with <text:span text:style-name="T15">an older former Bitami named </text:span>"<text:span text:style-name="T15">Aoiferr</text:span>", <text:span text:style-name="T15">and a friendship-bond with a Khalifa wanderer named "Badyan" who lives in hidden camp in the foreest, with other wanderers, where Monoton has been staying while trying to plan an exit from the Bitami gang. R</text:span>ealizes this <text:span text:style-name="T15">decision</text:span> may put <text:span text:style-name="T15">self</text:span> <text:span text:style-name="T15">and maybe new friends </text:span>in some danger.</text:p>
      <text:p text:style-name="P10"/>
      <text:p text:style-name="P13"><text:span text:style-name="T16">M</text:span>ain contact with the Bitami is <text:span text:style-name="T16">named </text:span>"Harron".</text:p>
      <text:p text:style-name="P10"/>
      <text:p text:style-name="P14">"Tuor" is a kind of anti-hero in one of the sea-shanty-style Bard Songs of the Selarone, a character who leaves the Saskan Lands to sail the Krbsh Sea and beyond, imposing a kind of self-exile and choosing a life of silence and cunning in the face of all the idiocy in the <text:span text:style-name="T66">known Lands</text:span>.</text:p>
      <text:p text:style-name="P14"/>
      <text:p text:style-name="P15">"Maartinz" is one of the many <text:span text:style-name="T67">warrior-</text:span>heroes in the martial-oriented Bard Songs of Mabal Riders.</text:p>
      <text:p text:style-name="P15"/>
      <text:p text:style-name="P15">"<text:span text:style-name="T19">Looshy</text:span>" <text:span text:style-name="T19">and "Gherkin"</text:span> <text:span text:style-name="T19">are</text:span> <text:span text:style-name="T19">complicated characters who feature as a narrators and story-tellers in some of the Bard Songs of the Kahilabarbakal. These songs reflect, at least to some extent, the traditions and thinking of many radical Bitami sects, like the one Harron helps to organize</text:span>. <text:s/><text:span text:style-name="T19">These tend to be multi-layered songs with many voices and stirring, inspirational epic stories.</text:span></text:p>
      <text:p text:style-name="P10"/>
      <text:p text:style-name="P14">Monoton relates some feelings to a traveler in the Khalifa Woods who is on the way to a conference in the north, regarding handling of the invasions of Saskantinon. <text:s/>The following are some of <text:span text:style-name="T68">Monoton's</text:span> dialog <text:span text:style-name="T68">with the stranger</text:span>, as well as <text:span text:style-name="T69">some </text:span>things said to Aoiferr and Badyan.</text:p>
      <text:p text:style-name="P10"/>
      <text:p text:style-name="P13">"I despair for my understanding of the material world."</text:p>
      <text:p text:style-name="P13"/>
      <text:p text:style-name="P13">"I feel bombarded by the need to make new decisions, <text:span text:style-name="T70">confused by my</text:span> new circumstances."</text:p>
      <text:p text:style-name="P13"/>
      <text:p text:style-name="P13">"I've stopped communicating with Harron because I don't know what to say to them. <text:span text:style-name="T18">I won't just be a player in their game.</text:span>"</text:p>
      <text:p text:style-name="P13"/>
      <text:p text:style-name="P13">"I'm infatuated with Aoiferr. I don't understand it and can't explain it. We barely talk, just take refuge in passion. <text:span text:style-name="T18">I want to be with Aoiferr all the time, or with anyone who can help to satisfy my longing to be touched, to really connect.</text:span>"</text:p>
      <text:p text:style-name="P13"/>
      <text:p text:style-name="P13">"My spirit is hurting. I feel so tense. I <text:s/>can barely sleep. My stomach hurts. <text:s/>I have a constant headache. <text:s/>I am covering it up by being clever with Badyan and <text:span text:style-name="T71">my</text:span> new group of friends and acquaintances at the <text:span text:style-name="T17">secret </text:span>place in the woods. I can talk to Badyan about everything. <text:s/><text:span text:style-name="T17">I</text:span>t's a friendship we both need."</text:p>
      <text:p text:style-name="P13"/>
      <text:p text:style-name="P14"><text:soft-page-break/>"I'm bored as hell and I won't take it any more. <text:s/>I need an adventure, not this endless plotting and talking. <text:s/>I want romance and passion, not just comradeship. <text:s/>Let's have some intrigue; enough with the abstractions."</text:p>
      <text:p text:style-name="P14"/>
      <text:p text:style-name="P14">"I feel more and more like Tuor… I want to withdraw, not have to talk to anyone about anything ever again. Yet I feel Maartinz calling me too, you know, to be a heroic fighter defending the Lands against destruction from Out There and against Stanbuckle-style injustice. <text:s/><text:span text:style-name="T19">Aoiferr likes to point out that there are other options too, still more ways that could be traveled.</text:span>"</text:p>
      <text:p text:style-name="P14"/>
      <text:p text:style-name="P16">"I still love the complexity of Looshy and Gherkin too. <text:span text:style-name="T72">Our songs are so</text:span> much more intelligent than those Rider marching songs <text:span text:style-name="T73">and so much more inspirign than</text:span> th<text:span text:style-name="T73">at</text:span>… well… <text:span text:style-name="T73">you know, </text:span>the lostness, <text:span text:style-name="T73">yeah</text:span>, the <text:span text:style-name="T73">"no way to win" sense </text:span>of Tuor's <text:span text:style-name="T73">sad </text:span>ballads. <text:s/>There's a lot of hope in those Bitami-Kahila songs, even if they are describing a long, hard road. <text:s/>But man, that Selaronek music is mesmerizing. <text:span text:style-name="T73">You just want to </text:span><text:span text:style-name="T13">be</text:span><text:span text:style-name="T73"> Tuor singing </text:span><text:span text:style-name="T13">that way</text:span><text:span text:style-name="T73">.</text:span>"</text:p>
      <text:p text:style-name="P16"/>
      <text:p text:style-name="P16">"I have to leave Harron's gang. <text:span text:style-name="T73">Sure, t</text:span>hey are the <text:span text:style-name="T73">L</text:span>eaders of the <text:span text:style-name="T73">N</text:span>ext <text:span text:style-name="T73">A</text:span>ge. I believe it. <text:span text:style-name="T74">I do. <text:s/></text:span>But that's why it's not for me. I can't go on with that kind of responsibility. <text:s/>It panics me. Like Aoiferr said the other night, 'Every game I play, I lose, <text:span text:style-name="T74">so I've stopped playing games.</text:span>'"</text:p>
      <text:p text:style-name="P16"/>
      <text:p text:style-name="P16">"I want to relate to folks in a different way. I don't think I've ever found the <text:span text:style-name="T75">true, beautiful</text:span> emptiness at my core. I want to walk through these woods and just enjoy the walk. I'm not a leader and I don't want to be <text:span text:style-name="T20">one. <text:s/>I want to relax, to breathe.</text:span>"</text:p>
      <text:p text:style-name="P16"/>
      <text:p text:style-name="P17">"I don't want to end up in a dungeon room at the Beet House, screaming in the darkness where nobody can hear me."</text:p>
      <text:p text:style-name="P17"/>
      <text:p text:style-name="P17">"I am so sick of talking about <text:span text:style-name="T9">Scarcity and Plenty</text:span>. So sick of struggling to understand the six aspects of anything and everything. <text:s/>It is driving me mad. <text:s/>At least for a while, I just want to sit around the camp fire and <text:span text:style-name="T21">try out</text:span> some new songs. <text:s/>I want to have a bite to eat with friends and hang out with <text:span text:style-name="T76">a </text:span>lover <text:s/>instead of debating <text:span text:style-name="T21">how to locate </text:span>the center-void of our latest clever escapade to expose the idiocy of the Heliop-Rider Kleptocracy, <text:span text:style-name="T76">you know, blah-blah-blah.</text:span>"</text:p>
      <text:p text:style-name="P17"/>
      <text:p text:style-name="P17"/>
      <text:p text:style-name="P31"><text:span text:style-name="T22">Kala</text:span>n's <text:span text:style-name="T22">Thoughts </text:span>on <text:span text:style-name="T22">Arriving at New Harvest</text:span></text:p>
      <text:p text:style-name="P12"/>
      <text:p text:style-name="P19">Character: <text:s/>Kalan is brooder-bred human child from a Heliop town <text:span text:style-name="T23">who took up with a group of kids who admired the New Songs of Qurol and got in some trouble with the Town Watch because of it</text:span>. <text:span text:style-name="T23">Then, </text:span>entranced by a friendship with a visiting youth named "Marakl" <text:span text:style-name="T23">who was </text:span>apprenticed to a southern Herbalist, Kalan eventually <text:span text:style-name="T23">flew the coop, </text:span>made way to the Weyr Lands, to New Harvest. <text:s/></text:p>
      <text:p text:style-name="P19"/>
      <text:p text:style-name="P19">Confused by the free-and-open approach to gender and the lack of any discernable hierarchies, Kalan spends a good bit of time talking with new-found friends concerning impressions of the place…</text:p>
      <text:p text:style-name="P18"/>
      <text:p text:style-name="P18">"Iovy" is a love-interest who<text:span text:style-name="T77">m</text:span> Kalan falls for soon after arriving. </text:p>
      <text:p text:style-name="P18"/>
      <text:p text:style-name="P18">"Sossy" is a village elder who's taken an interest in Kalan. <text:span text:style-name="T77">T</text:span>hey spend a good bit of time talking about "real things".</text:p>
      <text:p text:style-name="P18"/>
      <text:p text:style-name="P18"/>
      <text:p text:style-name="P18"><text:span text:style-name="T23">Ha-ha! </text:span>I feel like a snail-sent, <text:span text:style-name="T79">able to be all </text:span>withdrawn and cozy inside my own private shell-house <text:span text:style-name="T78">any time I want to</text:span>. </text:p>
      <text:p text:style-name="P18"/>
      <text:p text:style-name="P18"><text:span text:style-name="T24">But now </text:span>I want to talk to others and find out how they really feel about things. I am just starting to realize how my thoughts and feelings were mostly right out of the <text:span text:style-name="T9">Book of Heliodamus</text:span>, and not actually my own, <text:span text:style-name="T24">even though I was learning the Qurolan New Songs</text:span>. </text:p>
      <text:p text:style-name="P18"/>
      <text:p text:style-name="P18">Iovy and I went to talk with Sossy together about some of the things that Iovy <text:span text:style-name="T25">likes</text:span> to do that I didn't know about before <text:span text:style-name="T80">we started to, you know</text:span>. Afterwards, Iovy told me that Sossy told her I <text:span text:style-name="T25">had </text:span>"pro-female" <text:span text:style-name="T25">perspectives</text:span>. <text:span text:style-name="T25">Not sure I have any idea what that means. <text:s/>Iovy seemed to kind of think it was weird.</text:span> Sometimes I think I just want to take care of a nice little hut for the rest of my days, with just the two of us <text:span text:style-name="T25">there</text:span>. What's wrong with that? Am I living a fantasy? <text:span text:style-name="T81">Or is that just a reaction to being raised in the Heliop way, you know, finally being able to reject it without fear?</text:span></text:p>
      <text:p text:style-name="P18"/>
      <text:p text:style-name="P20">I like most of the young people here. They sing and talk about songs from so many places, <text:span text:style-name="T26">not just Qurol, but all over the Saskan Lands</text:span>. Some of them even read books! <text:s/><text:span text:style-name="T26">Just the other day </text:span>I heard someone talking <text:span text:style-name="T26">out in the open </text:span>about <text:span text:style-name="T9">Scarcity and Plenty</text:span>, <text:span text:style-name="T82">not even whispering, </text:span>just like it was an ordinary thing to do. <text:s/><text:span text:style-name="T26">The older ones,</text:span> though... <text:span text:style-name="T26">a</text:span> lot of them just ignore me, or just <text:span text:style-name="T26">seem</text:span> boring, <text:span text:style-name="T26">like </text:span>they just like to go down the weyrs and splash around all day, like they don't have a care in the world, <text:span text:style-name="T26">you know?</text:span> <text:s/>I kind of miss the <text:span text:style-name="T26">excitement of getting in trouble with my pals for learning the New Songs. <text:s/>I wonder what they're all doing now?</text:span></text:p>
      <text:p text:style-name="P20"/>
      <text:p text:style-name="P21">I want to steal all the miserable broodlings away from their Brood Houses, even the independents, and get them away to safety in a free, healthy place like New Harvest. </text:p>
      <text:p text:style-name="P20"/>
      <text:p text:style-name="P20"><text:span text:style-name="T27">Iovy has been teaching me the Kahila canon. <text:s/>Wow. I want to make songs that are so complex – and as simple – as what Looshy sings about, where the story seems simple, but it can't be forgotten, it just keeps bubbling up in your mind. Courage, hope, daring, fearless criticism of all the human ways. And </text:span><text:soft-page-break/><text:span text:style-name="T27">Gherkin too, like exotic dream-scapes, fantastical stories with a, I dunno, like a floating-in-air quality to them. <text:s/>I know a lot of those Kahilas are bitami and bashini, but that doesn't mean I can't like their songs.</text:span></text:p>
      <text:p text:style-name="P20"/>
      <text:p text:style-name="P22">Sossy told me yesterday, laughing, that some bitchy old women are just too young to die. I don't know what she meant by that, but she seemed very pleased with the idea. <text:s/>I'm still getting used to how the "men" and "women" <text:span text:style-name="T83">here </text:span>just adopt those roles like it's nobody's business, even when they<text:span text:style-name="T83">'</text:span>re kids. I guess I was complaining to Sossy about Iovy, I dunno, about how our thing seems like it's just for fun and not "for real" <text:span text:style-name="T83">or whatever </text:span>and she told me <text:span text:style-name="T83">"</text:span>You can be a lover at any age or stage of life, even polar opposites <text:span text:style-name="T83">attract, </text:span>with so much in common they just can't stand not to be together.<text:span text:style-name="T83">" <text:s/>Sometimes I think she is just talking circles around me to see if I'll fall down.</text:span> </text:p>
      <text:p text:style-name="P18"/>
      <text:p text:style-name="P18"/>
      <text:p text:style-name="P18"/>
      <text:p text:style-name="P32"><text:span text:style-name="T28">Jodok's notes on Timo</text:span>n's <text:span text:style-name="T28">Lectures at Terpinol</text:span></text:p>
      <text:p text:style-name="P24"/>
      <text:p text:style-name="P25">Characters: <text:s/>Jodok is a student of an independent Scribes guild who was sent to Terpinol, on the Aran Sea, to learn the languages of southern Saskantinon and of Aranzen. <text:s/>Timon is a foreign scholar, <text:span text:style-name="T29">from a Land that Jodok had never heard of and barely even believes exists, far across the Aran Sea, who lectures mostly on philosophy, language and "the nature of being". <text:s text:c="2"/>Jurre is another student.</text:span></text:p>
      <text:p text:style-name="P25"/>
      <text:p text:style-name="P25"><text:span text:style-name="T29">These are scribbles from Jodok's notebook.</text:span></text:p>
      <text:p text:style-name="P25"/>
      <text:p text:style-name="P25"/>
      <text:p text:style-name="P26">How can I identify with anything Proffo Timon says? Is this stuff even from this <text:span text:style-name="T84">Land</text:span>? <text:span text:style-name="T84">Are there other Lands? <text:s/>Or other worlds? <text:s/></text:span>How would I know?</text:p>
      <text:p text:style-name="P26"/>
      <text:p text:style-name="P26">Timon asked us to consider deeply how to express an opinion. <text:s/>That led to pondering what is truth. <text:s/>And then, if we can determine what it is, how do we determine how it should be used? <text:s/></text:p>
      <text:p text:style-name="P26"/>
      <text:p text:style-name="P26">We read a series of stories from Aranzen. Very intellectual stuff. They <text:span text:style-name="T85">seem to </text:span>have quite a different culture from the Saskan Lands. Not so many songs. Lots more written legends and so on. In these stories <text:span text:style-name="T86">we read</text:span>, <text:span text:style-name="T86">about a Wolf and a Raven, but clearly a parable,</text:span> the question is posed, based on the development of <text:span text:style-name="T86">the relationship between the main characters and </text:span>various <text:span text:style-name="T86">others</text:span>, as to whether the line distinguishing genius from madness is, in fact, indistinguishable. <text:s/>If that is so, then is it healthier to not <text:span text:style-name="T86">bother </text:span>pursu<text:span text:style-name="T86">ing</text:span> the highest truths <text:span text:style-name="T86">at all</text:span>? </text:p>
      <text:p text:style-name="P26"/>
      <text:p text:style-name="P26">Sometimes I feel like all non-mixed humans are just evil. Other times that all the Heliops are mad. Or that all the Riders are arrogant assholes. Or that the Barboskanti – and southerners in general – act weirdly and follow the<text:span text:style-name="T87">ir myriad</text:span> odd-ball belief systems just for <text:span text:style-name="T88">the </text:span>sake of annoying <text:span text:style-name="T88">and confounding</text:span> everybody else. <text:s/>Perhaps the only honest answer is be alone. <text:s/><text:span text:style-name="T88">T</text:span>hese are <text:span text:style-name="T88">the kinds of </text:span>thoughts I have when walking the beaches here at Terpinol, gazing out on the Aran Sea. <text:span text:style-name="T88">And </text:span>I wonder, <text:span text:style-name="T88">is that it? </text:span><text:s/><text:span text:style-name="T88">Will it be </text:span>my fate in the autumn of my years, <text:span text:style-name="T88">to being doing </text:span>just that, to still be walking on the sands, staring out at the sea, still wondering what is beyond that horizon <text:span text:style-name="T88">and beyond the stars</text:span>.</text:p>
      <text:p text:style-name="P26"/>
      <text:p text:style-name="P27">Are any of my pre-conceived notions regarding the species and tribes of the Saskan Lands true in any meaningful sense? Can any <text:span text:style-name="T89">individual </text:span>sentient being accurately be categorized? </text:p>
      <text:p text:style-name="P27"/>
      <text:p text:style-name="P27"><text:span text:style-name="T90">A while back,</text:span> Timon told us to take a full day to <text:span text:style-name="T90">just </text:span>do chores, and nothing else. No thinking. No writing. No deep discussions, with our own minds or anyone else's. <text:s/><text:span text:style-name="T30">So yesterday </text:span>I cooked and cleaned, served food to others, and helped to clean <text:span text:style-name="T90">and tidy up</text:span> some more. Worked in the garden. <text:span text:style-name="T91">Gathered wood, carried water. <text:s/></text:span>Went to bed tired and happy. It was delightful. </text:p>
      <text:p text:style-name="P27"/>
      <text:p text:style-name="P28">I get sick of the company of some of the other students. Always trying to show how smart they are, like it's a competition. A few of them are more like me… a bit more <text:span text:style-name="T92">of a </text:span>"<text:span text:style-name="T92">head </text:span>floating in the clouds". <text:s/>I especially like being around Jurre. We can sit together and "space out" and it's OK. </text:p>
      <text:p text:style-name="P28"/>
      <text:p text:style-name="P28"><text:soft-page-break/>I am paying more and more attention to Jurre. Don't want to be careless with our friendship. <text:s/>Who knows if we'll ever meet again once our training here is done. There is a Barbol herbalist visiting here <text:span text:style-name="T93">today </text:span>who claims to have a concoction that will "bind two souls forever". <text:s/>Yeah? <text:s/><text:span text:style-name="T93">N</text:span>o. <text:s/><text:span text:style-name="T93">Think</text:span> I'll just get us a nice big pot of s'lah <text:span text:style-name="T93">to share togehter</text:span>. We'll drink. We'll laugh. Timon says that time heals all wounds, but <text:span text:style-name="T93">always</text:span> <text:span text:style-name="T94">cuts </text:span>open <text:span text:style-name="T94">a</text:span> few new ones <text:span text:style-name="T93">too</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6pt" fo:font-style="italic" fo:font-weight="bold" officeooo:rsid="000f0f6e" officeooo:paragraph-rsid="000f0f6e" style:font-size-asian="16pt" style:font-style-asian="italic" style:font-weight-asian="bold" style:font-size-complex="16pt" style:font-style-complex="italic"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skantinon Materials</text:p>
      </style:header>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4T12:42:13.630959996</meta:creation-date>
    <dc:date>2020-02-24T18:10:19.814372298</dc:date>
    <meta:editing-duration>PT2H31M12S</meta:editing-duration>
    <meta:editing-cycles>109</meta:editing-cycles>
    <meta:generator>LibreOffice/6.0.7.3$Linux_X86_64 LibreOffice_project/00m0$Build-3</meta:generator>
    <meta:document-statistic meta:table-count="0" meta:image-count="0" meta:object-count="0" meta:page-count="9" meta:paragraph-count="67" meta:word-count="3605" meta:character-count="20856" meta:non-whitespace-character-count="17214"/>
  </office:meta>
</office:document-meta>
</file>